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екомпозиция эпика по созданию спам-фильтра по подходу LeanDS может быть выполнена следующим образом:</text:p>
      <text:list xml:id="list870814172" text:style-name="L1">
        <text:list-item>
          <text:p text:style-name="P1">Исследование и понимание требований:</text:p>
          <text:list>
            <text:list-item>
              <text:p text:style-name="P2">Изучение существующих спам-фильтров и алгоритмов</text:p>
            </text:list-item>
            <text:list-item>
              <text:p text:style-name="P2">Анализ требований пользователя и бизнес-целей</text:p>
            </text:list-item>
            <text:list-item>
              <text:p text:style-name="P2">Определение основных характеристик спама</text:p>
            </text:list-item>
          </text:list>
        </text:list-item>
        <text:list-item>
          <text:p text:style-name="P1">Сбор и подготовка данных:</text:p>
          <text:list>
            <text:list-item>
              <text:p text:style-name="P2">Сбор и подготовка размеченных данных для обучения и тестирования модели</text:p>
            </text:list-item>
            <text:list-item>
              <text:p text:style-name="P2">Очистка данных от шума и выбросов</text:p>
            </text:list-item>
            <text:list-item>
              <text:p text:style-name="P2">Разделение данных на обучающую и тестовую выборки</text:p>
            </text:list-item>
          </text:list>
        </text:list-item>
        <text:list-item>
          <text:p text:style-name="P1">Разработка модели спам-фильтра:</text:p>
          <text:list>
            <text:list-item>
              <text:p text:style-name="P2">Выбор подходящего алгоритма машинного обучения (например, на основе классификации)</text:p>
            </text:list-item>
            <text:list-item>
              <text:p text:style-name="P2">Обучение модели на обучающей выборке</text:p>
            </text:list-item>
            <text:list-item>
              <text:p text:style-name="P2">Оптимизация параметров модели для достижения оптимальной производительности</text:p>
            </text:list-item>
          </text:list>
        </text:list-item>
        <text:list-item>
          <text:p text:style-name="P1">Тестирование и оценка модели:</text:p>
          <text:list>
            <text:list-item>
              <text:p text:style-name="P2">Оценка производительности модели на тестовой выборке</text:p>
            </text:list-item>
            <text:list-item>
              <text:p text:style-name="P2">Анализ метрик качества (например, точность, полнота, F1-мера)</text:p>
            </text:list-item>
            <text:list-item>
              <text:p text:style-name="P2">Итеративное улучшение модели на основе результатов тестирования</text:p>
            </text:list-item>
          </text:list>
        </text:list-item>
        <text:list-item>
          <text:p text:style-name="P1">Интеграция и развертывание:</text:p>
          <text:list>
            <text:list-item>
              <text:p text:style-name="P2">Интеграция спам-фильтра в существующую систему или разработка отдельного API</text:p>
            </text:list-item>
            <text:list-item>
              <text:p text:style-name="P2">Тестирование в реальных условиях и сценариях использования</text:p>
            </text:list-item>
            <text:list-item>
              <text:p text:style-name="P2">Развертывание спам-фильтра на продуктивную среду</text:p>
            </text:list-item>
          </text:list>
        </text:list-item>
        <text:list-item>
          <text:p text:style-name="P1">Мониторинг и обновление:</text:p>
          <text:list>
            <text:list-item>
              <text:p text:style-name="P2">Установка системы мониторинга для контроля производительности и качества спам-фильтра</text:p>
            </text:list-item>
            <text:list-item>
              <text:p text:style-name="P1">Периодическое обновление модели и алгоритмов на основе новых данных и появляющихся спам-паттернов</text:p>
            </text:list-item>
          </text:list>
        </text:list-item>
      </text:list>
      <text:p text:style-name="Text_20_body">Оценка рисков может быть выполнена с помощью матрицы рисков, где для каждого риска определяются вероятность его возникновения, влияние на проект и уровень риска. Некоторые возможные риски при создании спам-фильтра могут включать:</text:p>
      <text:list xml:id="list1189644617" text:style-name="L2">
        <text:list-item>
          <text:p text:style-name="P4">Недостаточный объем данных для обучения модели спам-фильтра</text:p>
        </text:list-item>
        <text:list-item>
          <text:p text:style-name="P4">Неверная классификация сообщений, что приведет к низкой точности или полноте</text:p>
        </text:list-item>
        <text:list-item>
          <text:p text:style-name="P3">Высокий уровень ложноположительных или ложноотрицательных результатов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5T19:31:47.504315286</dc:date>
    <meta:editing-duration>PT48S</meta:editing-duration>
    <meta:editing-cycles>1</meta:editing-cycles>
    <meta:document-statistic meta:table-count="0" meta:image-count="0" meta:object-count="0" meta:page-count="1" meta:paragraph-count="28" meta:word-count="234" meta:character-count="1760" meta:non-whitespace-character-count="1580"/>
    <meta:generator>LibreOffice/7.3.7.2$Linux_X86_64 LibreOffice_project/30$Build-2</meta:generator>
  </office:meta>
</office:document-meta>
</file>